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3.006cm"/>
    </style:style>
    <style:style style:name="co4" style:family="table-column">
      <style:table-column-properties fo:break-before="auto" style:column-width="2.432cm"/>
    </style:style>
    <style:style style:name="co5" style:family="table-column">
      <style:table-column-properties fo:break-before="auto" style:column-width="2.787cm"/>
    </style:style>
    <style:style style:name="co6" style:family="table-column">
      <style:table-column-properties fo:break-before="auto" style:column-width="4.51cm"/>
    </style:style>
    <style:style style:name="co8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e5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cfe7e5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Lohit Hindi"/>
    </style:style>
    <style:style style:name="ce4" style:family="table-cell" style:parent-style-name="Default">
      <style:table-cell-properties fo:background-color="#cfe7e5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table table:name="Variantes por Número de lista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number-columns-repeated="1018" table:default-cell-style-name="ce5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cender/Apagar</text:p>
          </table:table-cell>
          <table:table-cell table:style-name="ce1" office:value-type="string">
            <text:p>Leer Entradas</text:p>
          </table:table-cell>
          <table:table-cell table:style-name="ce3" office:value-type="string">
            <text:p>Dirección Base</text:p>
          </table:table-cell>
          <table:table-cell table:style-name="ce1" office:value-type="string">
            <text:p>Lecturas individuales</text:p>
          </table:table-cell>
          <table:table-cell table:style-name="ce1" office:value-type="string">
            <text:p>Dirección Base</text:p>
          </table:table-cell>
          <table:table-cell table:style-name="ce4"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40</text:p>
          </table:table-cell>
          <table:table-cell office:value-type="string">
            <text:p>P00-P04</text:p>
          </table:table-cell>
          <table:table-cell office:value-type="string">
            <text:p>2000h</text:p>
          </table:table-cell>
          <table:table-cell office:value-type="string">
            <text:p>V L1-N, VA ∑, Hz</text:p>
          </table:table-cell>
          <table:table-cell office:value-type="string">
            <text:p>0280h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41</text:p>
          </table:table-cell>
          <table:table-cell office:value-type="string">
            <text:p>P01-P05</text:p>
          </table:table-cell>
          <table:table-cell office:value-type="string">
            <text:p>2001h</text:p>
          </table:table-cell>
          <table:table-cell office:value-type="string">
            <text:p>A L1, VA L1, A n</text:p>
          </table:table-cell>
          <table:table-cell office:value-type="string">
            <text:p>0282h</text:p>
          </table:table-cell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42</text:p>
          </table:table-cell>
          <table:table-cell office:value-type="string">
            <text:p>P02-P06</text:p>
          </table:table-cell>
          <table:table-cell office:value-type="string">
            <text:p>2002h</text:p>
          </table:table-cell>
          <table:table-cell office:value-type="string">
            <text:p>V L2-N, VA ∑, Hz</text:p>
          </table:table-cell>
          <table:table-cell office:value-type="string">
            <text:p>0284h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43</text:p>
          </table:table-cell>
          <table:table-cell office:value-type="string">
            <text:p>P03-P07</text:p>
          </table:table-cell>
          <table:table-cell office:value-type="string">
            <text:p>2003h</text:p>
          </table:table-cell>
          <table:table-cell office:value-type="string">
            <text:p>A L2, VA L2, A n</text:p>
          </table:table-cell>
          <table:table-cell office:value-type="string">
            <text:p>0286h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44</text:p>
          </table:table-cell>
          <table:table-cell office:value-type="string">
            <text:p>P04-P08</text:p>
          </table:table-cell>
          <table:table-cell office:value-type="string">
            <text:p>2004h</text:p>
          </table:table-cell>
          <table:table-cell office:value-type="string">
            <text:p>V L3-N, VA ∑, Hz</text:p>
          </table:table-cell>
          <table:table-cell office:value-type="string">
            <text:p>0288h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45</text:p>
          </table:table-cell>
          <table:table-cell office:value-type="string">
            <text:p>P05-P09</text:p>
          </table:table-cell>
          <table:table-cell office:value-type="string">
            <text:p>2005h</text:p>
          </table:table-cell>
          <table:table-cell office:value-type="string">
            <text:p>A L3, VA L3, A n</text:p>
          </table:table-cell>
          <table:table-cell office:value-type="string">
            <text:p>028Ah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46</text:p>
          </table:table-cell>
          <table:table-cell office:value-type="string">
            <text:p>P06-P0A</text:p>
          </table:table-cell>
          <table:table-cell office:value-type="string">
            <text:p>2006h</text:p>
          </table:table-cell>
          <table:table-cell office:value-type="string">
            <text:p>W L1, A max, VL-L ∑ </text:p>
          </table:table-cell>
          <table:table-cell office:value-type="string">
            <text:p>028Ch</text:p>
          </table:table-cell>
          <table:table-cell table:number-columns-repeated="1018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47</text:p>
          </table:table-cell>
          <table:table-cell office:value-type="string">
            <text:p>P07-P0B</text:p>
          </table:table-cell>
          <table:table-cell office:value-type="string">
            <text:p>2007h</text:p>
          </table:table-cell>
          <table:table-cell office:value-type="string">
            <text:p>V L1-L2, A L1, Hz</text:p>
          </table:table-cell>
          <table:table-cell office:value-type="string">
            <text:p>028Eh</text:p>
          </table:table-cell>
          <table:table-cell table:number-columns-repeated="101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40</text:p>
          </table:table-cell>
          <table:table-cell office:value-type="string">
            <text:p>P00-P04</text:p>
          </table:table-cell>
          <table:table-cell office:value-type="string">
            <text:p>2008h</text:p>
          </table:table-cell>
          <table:table-cell office:value-type="string">
            <text:p>W L2, A max, VL-L ∑ </text:p>
          </table:table-cell>
          <table:table-cell office:value-type="string">
            <text:p>0290h</text:p>
          </table:table-cell>
          <table:table-cell table:number-columns-repeated="1018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41</text:p>
          </table:table-cell>
          <table:table-cell office:value-type="string">
            <text:p>P01-P05</text:p>
          </table:table-cell>
          <table:table-cell office:value-type="string">
            <text:p>2009h</text:p>
          </table:table-cell>
          <table:table-cell office:value-type="string">
            <text:p>V L2-L3, A L2, Hz</text:p>
          </table:table-cell>
          <table:table-cell office:value-type="string">
            <text:p>0292h</text:p>
          </table:table-cell>
          <table:table-cell table:number-columns-repeated="1018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42</text:p>
          </table:table-cell>
          <table:table-cell office:value-type="string">
            <text:p>P02-P06</text:p>
          </table:table-cell>
          <table:table-cell office:value-type="string">
            <text:p>200Ah</text:p>
          </table:table-cell>
          <table:table-cell office:value-type="string">
            <text:p>W L3, A max, VL-L ∑ </text:p>
          </table:table-cell>
          <table:table-cell office:value-type="string">
            <text:p>0294h</text:p>
          </table:table-cell>
          <table:table-cell table:number-columns-repeated="101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43</text:p>
          </table:table-cell>
          <table:table-cell office:value-type="string">
            <text:p>P03-P07</text:p>
          </table:table-cell>
          <table:table-cell office:value-type="string">
            <text:p>200Bh</text:p>
          </table:table-cell>
          <table:table-cell office:value-type="string">
            <text:p>V L3-L1, A L3, Hz</text:p>
          </table:table-cell>
          <table:table-cell office:value-type="string">
            <text:p>0296h</text:p>
          </table:table-cell>
          <table:table-cell table:number-columns-repeated="1018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40</text:p>
          </table:table-cell>
          <table:table-cell office:value-type="string">
            <text:p>P04-P08</text:p>
          </table:table-cell>
          <table:table-cell office:value-type="string">
            <text:p>200Ch</text:p>
          </table:table-cell>
          <table:table-cell office:value-type="string">
            <text:p>V L3-N, var L1, An</text:p>
          </table:table-cell>
          <table:table-cell office:value-type="string">
            <text:p>0298h</text:p>
          </table:table-cell>
          <table:table-cell table:number-columns-repeated="1018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41</text:p>
          </table:table-cell>
          <table:table-cell office:value-type="string">
            <text:p>P05-P09</text:p>
          </table:table-cell>
          <table:table-cell office:value-type="string">
            <text:p>200Dh</text:p>
          </table:table-cell>
          <table:table-cell office:value-type="string">
            <text:p>V L1-N, var L3, A L2</text:p>
          </table:table-cell>
          <table:table-cell office:value-type="string">
            <text:p>029Ah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42</text:p>
          </table:table-cell>
          <table:table-cell office:value-type="string">
            <text:p>P06-P0A</text:p>
          </table:table-cell>
          <table:table-cell office:value-type="string">
            <text:p>200Eh</text:p>
          </table:table-cell>
          <table:table-cell office:value-type="string">
            <text:p>V L2-N, var L2, An</text:p>
          </table:table-cell>
          <table:table-cell office:value-type="string">
            <text:p>029Ch</text:p>
          </table:table-cell>
          <table:table-cell table:number-columns-repeated="1018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43</text:p>
          </table:table-cell>
          <table:table-cell office:value-type="string">
            <text:p>P07-P0B</text:p>
          </table:table-cell>
          <table:table-cell office:value-type="string">
            <text:p>200Fh</text:p>
          </table:table-cell>
          <table:table-cell office:value-type="string">
            <text:p>A L3, VA L3, A n</text:p>
          </table:table-cell>
          <table:table-cell office:value-type="string">
            <text:p>029Eh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P44</text:p>
          </table:table-cell>
          <table:table-cell office:value-type="string">
            <text:p>P02-P06</text:p>
          </table:table-cell>
          <table:table-cell office:value-type="string">
            <text:p>2010h</text:p>
          </table:table-cell>
          <table:table-cell office:value-type="string">
            <text:p>W L1, A max, VL-L ∑ </text:p>
          </table:table-cell>
          <table:table-cell office:value-type="string">
            <text:p>02A0h</text:p>
          </table:table-cell>
          <table:table-cell table:number-columns-repeated="1018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45</text:p>
          </table:table-cell>
          <table:table-cell office:value-type="string">
            <text:p>P03-P07</text:p>
          </table:table-cell>
          <table:table-cell office:value-type="string">
            <text:p>2011h</text:p>
          </table:table-cell>
          <table:table-cell office:value-type="string">
            <text:p>V L1-L2, A L1, Hz</text:p>
          </table:table-cell>
          <table:table-cell office:value-type="string">
            <text:p>02A2h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46</text:p>
          </table:table-cell>
          <table:table-cell office:value-type="string">
            <text:p>P04-P08</text:p>
          </table:table-cell>
          <table:table-cell office:value-type="string">
            <text:p>2012h</text:p>
          </table:table-cell>
          <table:table-cell office:value-type="string">
            <text:p>W L2, A max, VL-L ∑ </text:p>
          </table:table-cell>
          <table:table-cell office:value-type="string">
            <text:p>02A4h</text:p>
          </table:table-cell>
          <table:table-cell table:number-columns-repeated="101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47</text:p>
          </table:table-cell>
          <table:table-cell office:value-type="string">
            <text:p>P05-P09</text:p>
          </table:table-cell>
          <table:table-cell office:value-type="string">
            <text:p>2013h</text:p>
          </table:table-cell>
          <table:table-cell office:value-type="string">
            <text:p>V L2-L3, A L2, Hz</text:p>
          </table:table-cell>
          <table:table-cell office:value-type="string">
            <text:p>0286h</text:p>
          </table:table-cell>
          <table:table-cell table:number-columns-repeated="1018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40</text:p>
          </table:table-cell>
          <table:table-cell office:value-type="string">
            <text:p>P06-P0A</text:p>
          </table:table-cell>
          <table:table-cell office:value-type="string">
            <text:p>2014h</text:p>
          </table:table-cell>
          <table:table-cell office:value-type="string">
            <text:p>W L3, A max, VL-L ∑ </text:p>
          </table:table-cell>
          <table:table-cell office:value-type="string">
            <text:p>0288h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41</text:p>
          </table:table-cell>
          <table:table-cell office:value-type="string">
            <text:p>P07-P0B</text:p>
          </table:table-cell>
          <table:table-cell office:value-type="string">
            <text:p>2015h</text:p>
          </table:table-cell>
          <table:table-cell office:value-type="string">
            <text:p>V L3-L1, A L3, Hz</text:p>
          </table:table-cell>
          <table:table-cell office:value-type="string">
            <text:p>028Ah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42</text:p>
          </table:table-cell>
          <table:table-cell office:value-type="string">
            <text:p>P00-P04</text:p>
          </table:table-cell>
          <table:table-cell office:value-type="string">
            <text:p>2016h</text:p>
          </table:table-cell>
          <table:table-cell office:value-type="string">
            <text:p>V L3-N, var L1, An</text:p>
          </table:table-cell>
          <table:table-cell office:value-type="string">
            <text:p>028Ch</text:p>
          </table:table-cell>
          <table:table-cell table:number-columns-repeated="101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43</text:p>
          </table:table-cell>
          <table:table-cell office:value-type="string">
            <text:p>P01-P05</text:p>
          </table:table-cell>
          <table:table-cell office:value-type="string">
            <text:p>2017h</text:p>
          </table:table-cell>
          <table:table-cell office:value-type="string">
            <text:p>V L1-N, var L3, A L2</text:p>
          </table:table-cell>
          <table:table-cell office:value-type="string">
            <text:p>028Eh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40</text:p>
          </table:table-cell>
          <table:table-cell office:value-type="string">
            <text:p>P02-P06</text:p>
          </table:table-cell>
          <table:table-cell office:value-type="string">
            <text:p>2018h</text:p>
          </table:table-cell>
          <table:table-cell office:value-type="string">
            <text:p>V L2-N, var L2, An</text:p>
          </table:table-cell>
          <table:table-cell office:value-type="string">
            <text:p>0290h</text:p>
          </table:table-cell>
          <table:table-cell table:number-columns-repeated="1018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41</text:p>
          </table:table-cell>
          <table:table-cell office:value-type="string">
            <text:p>P03-P07</text:p>
          </table:table-cell>
          <table:table-cell office:value-type="string">
            <text:p>2019h</text:p>
          </table:table-cell>
          <table:table-cell office:value-type="string">
            <text:p>A L3, VA L3, A n</text:p>
          </table:table-cell>
          <table:table-cell office:value-type="string">
            <text:p>0292h</text:p>
          </table:table-cell>
          <table:table-cell table:number-columns-repeated="1018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42</text:p>
          </table:table-cell>
          <table:table-cell office:value-type="string">
            <text:p>P04-P08</text:p>
          </table:table-cell>
          <table:table-cell office:value-type="string">
            <text:p>201Ah</text:p>
          </table:table-cell>
          <table:table-cell office:value-type="string">
            <text:p>W L1, A max, VL-L ∑ </text:p>
          </table:table-cell>
          <table:table-cell office:value-type="string">
            <text:p>029Ah</text:p>
          </table:table-cell>
          <table:table-cell table:number-columns-repeated="1018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43</text:p>
          </table:table-cell>
          <table:table-cell office:value-type="string">
            <text:p>P05-P09</text:p>
          </table:table-cell>
          <table:table-cell office:value-type="string">
            <text:p>201Bh</text:p>
          </table:table-cell>
          <table:table-cell office:value-type="string">
            <text:p>V L1-L2, A L1, Hz</text:p>
          </table:table-cell>
          <table:table-cell office:value-type="string">
            <text:p>029Ch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44</text:p>
          </table:table-cell>
          <table:table-cell office:value-type="string">
            <text:p>P06-P0A</text:p>
          </table:table-cell>
          <table:table-cell office:value-type="string">
            <text:p>201Ch</text:p>
          </table:table-cell>
          <table:table-cell office:value-type="string">
            <text:p>W L2, A max, VL-L ∑ </text:p>
          </table:table-cell>
          <table:table-cell office:value-type="string">
            <text:p>029Eh</text:p>
          </table:table-cell>
          <table:table-cell table:number-columns-repeated="1018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45</text:p>
          </table:table-cell>
          <table:table-cell office:value-type="string">
            <text:p>P07-P0B</text:p>
          </table:table-cell>
          <table:table-cell office:value-type="string">
            <text:p>201Dh</text:p>
          </table:table-cell>
          <table:table-cell office:value-type="string">
            <text:p>V L2-L3, A L2, Hz</text:p>
          </table:table-cell>
          <table:table-cell office:value-type="string">
            <text:p>02A0h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46</text:p>
          </table:table-cell>
          <table:table-cell office:value-type="string">
            <text:p>P02-P06</text:p>
          </table:table-cell>
          <table:table-cell office:value-type="string">
            <text:p>201Eh</text:p>
          </table:table-cell>
          <table:table-cell office:value-type="string">
            <text:p>W L3, A max, VL-L ∑ </text:p>
          </table:table-cell>
          <table:table-cell office:value-type="string">
            <text:p>02A2h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47</text:p>
          </table:table-cell>
          <table:table-cell office:value-type="string">
            <text:p>P03-P07</text:p>
          </table:table-cell>
          <table:table-cell office:value-type="string">
            <text:p>201Fh</text:p>
          </table:table-cell>
          <table:table-cell office:value-type="string">
            <text:p>V L3-L1, A L3, Hz</text:p>
          </table:table-cell>
          <table:table-cell office:value-type="string">
            <text:p>02A4h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40</text:p>
          </table:table-cell>
          <table:table-cell office:value-type="string">
            <text:p>P04-P08</text:p>
          </table:table-cell>
          <table:table-cell office:value-type="string">
            <text:p>2020h</text:p>
          </table:table-cell>
          <table:table-cell office:value-type="string">
            <text:p>V L3-N, var L1, An</text:p>
          </table:table-cell>
          <table:table-cell office:value-type="string">
            <text:p>0286h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42</text:p>
          </table:table-cell>
          <table:table-cell office:value-type="string">
            <text:p>P05-P09</text:p>
          </table:table-cell>
          <table:table-cell office:value-type="string">
            <text:p>2021h</text:p>
          </table:table-cell>
          <table:table-cell office:value-type="string">
            <text:p>V L3-L1, A L3, Hz</text:p>
          </table:table-cell>
          <table:table-cell office:value-type="string">
            <text:p>0288h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P40</text:p>
          </table:table-cell>
          <table:table-cell office:value-type="string">
            <text:p>P00-P04</text:p>
          </table:table-cell>
          <table:table-cell office:value-type="string">
            <text:p>2000h</text:p>
          </table:table-cell>
          <table:table-cell office:value-type="string">
            <text:p>V L3-N, var L1, An</text:p>
          </table:table-cell>
          <table:table-cell office:value-type="string">
            <text:p>028Ah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41</text:p>
          </table:table-cell>
          <table:table-cell office:value-type="string">
            <text:p>P01-P05</text:p>
          </table:table-cell>
          <table:table-cell office:value-type="string">
            <text:p>2001h</text:p>
          </table:table-cell>
          <table:table-cell office:value-type="string">
            <text:p>V L1-N, var L3, A L2</text:p>
          </table:table-cell>
          <table:table-cell office:value-type="string">
            <text:p>028Ch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42</text:p>
          </table:table-cell>
          <table:table-cell office:value-type="string">
            <text:p>P02-P06</text:p>
          </table:table-cell>
          <table:table-cell office:value-type="string">
            <text:p>2002h</text:p>
          </table:table-cell>
          <table:table-cell office:value-type="string">
            <text:p>V L2-N, var L2, An</text:p>
          </table:table-cell>
          <table:table-cell office:value-type="string">
            <text:p>028Eh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43</text:p>
          </table:table-cell>
          <table:table-cell office:value-type="string">
            <text:p>P03-P07</text:p>
          </table:table-cell>
          <table:table-cell office:value-type="string">
            <text:p>2003h</text:p>
          </table:table-cell>
          <table:table-cell office:value-type="string">
            <text:p>A L3, VA L3, A n</text:p>
          </table:table-cell>
          <table:table-cell office:value-type="string">
            <text:p>0290h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44</text:p>
          </table:table-cell>
          <table:table-cell office:value-type="string">
            <text:p>P04-P08</text:p>
          </table:table-cell>
          <table:table-cell office:value-type="string">
            <text:p>2004h</text:p>
          </table:table-cell>
          <table:table-cell office:value-type="string">
            <text:p>W L1, A max, VL-L ∑ </text:p>
          </table:table-cell>
          <table:table-cell office:value-type="string">
            <text:p>0292h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P45</text:p>
          </table:table-cell>
          <table:table-cell office:value-type="string">
            <text:p>P05-P09</text:p>
          </table:table-cell>
          <table:table-cell office:value-type="string">
            <text:p>2005h</text:p>
          </table:table-cell>
          <table:table-cell office:value-type="string">
            <text:p>V L1-L2, A L1, Hz</text:p>
          </table:table-cell>
          <table:table-cell office:value-type="string">
            <text:p>029Ah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46</text:p>
          </table:table-cell>
          <table:table-cell office:value-type="string">
            <text:p>P06-P0A</text:p>
          </table:table-cell>
          <table:table-cell office:value-type="string">
            <text:p>2006h</text:p>
          </table:table-cell>
          <table:table-cell office:value-type="string">
            <text:p>W L2, A max, VL-L ∑ </text:p>
          </table:table-cell>
          <table:table-cell office:value-type="string">
            <text:p>029Ch</text:p>
          </table:table-cell>
          <table:table-cell table:number-columns-repeated="1018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47</text:p>
          </table:table-cell>
          <table:table-cell office:value-type="string">
            <text:p>P07-P0B</text:p>
          </table:table-cell>
          <table:table-cell office:value-type="string">
            <text:p>2007h</text:p>
          </table:table-cell>
          <table:table-cell office:value-type="string">
            <text:p>V L2-L3, A L2, Hz</text:p>
          </table:table-cell>
          <table:table-cell office:value-type="string">
            <text:p>029Eh</text:p>
          </table:table-cell>
          <table:table-cell table:number-columns-repeated="1018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P40</text:p>
          </table:table-cell>
          <table:table-cell office:value-type="string">
            <text:p>P00-P04</text:p>
          </table:table-cell>
          <table:table-cell office:value-type="string">
            <text:p>2008h</text:p>
          </table:table-cell>
          <table:table-cell office:value-type="string">
            <text:p>W L3, A max, VL-L ∑ </text:p>
          </table:table-cell>
          <table:table-cell office:value-type="string">
            <text:p>02A0h</text:p>
          </table:table-cell>
          <table:table-cell table:number-columns-repeated="1018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P41</text:p>
          </table:table-cell>
          <table:table-cell office:value-type="string">
            <text:p>P01-P05</text:p>
          </table:table-cell>
          <table:table-cell office:value-type="string">
            <text:p>2009h</text:p>
          </table:table-cell>
          <table:table-cell office:value-type="string">
            <text:p>V L3-L1, A L3, Hz</text:p>
          </table:table-cell>
          <table:table-cell office:value-type="string">
            <text:p>02A2h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7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3">13/11/2012</text:date>, <text:time>14:05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ímir Diez</meta:initial-creator>
    <meta:creation-date>2012-04-02T09:46:52</meta:creation-date>
    <dc:date>2012-11-13T14:05:09</dc:date>
    <dc:creator>Vladímir Diez</dc:creator>
    <meta:editing-duration>PT2H33M24S</meta:editing-duration>
    <meta:editing-cycles>14</meta:editing-cycles>
    <meta:generator>LibreOffice/3.4$Linux LibreOffice_project/340m1$Build-402</meta:generator>
    <meta:document-statistic meta:table-count="3" meta:cell-count="270" meta:object-count="0"/>
  </office:meta>
</office:document-meta>
</file>